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a1c" officeooo:paragraph-rsid="001faa1c"/>
    </style:style>
    <style:style style:name="P2" style:family="paragraph" style:parent-style-name="Standard">
      <style:paragraph-properties fo:text-align="center" style:justify-single-word="false"/>
      <style:text-properties officeooo:rsid="001faa1c" officeooo:paragraph-rsid="001faa1c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1faa1c" officeooo:paragraph-rsid="001faa1c"/>
    </style:style>
    <style:style style:name="P4" style:family="paragraph" style:parent-style-name="Standard">
      <style:paragraph-properties fo:text-align="start" style:justify-single-word="false"/>
      <style:text-properties officeooo:rsid="001faa1c" officeooo:paragraph-rsid="001faa1c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faa1c" officeooo:paragraph-rsid="001faa1c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aa1c" officeooo:paragraph-rsid="001faa1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aa1c" officeooo:paragraph-rsid="001faa1c" style:font-weight-asian="bold" style:font-weight-complex="bold"/>
    </style:style>
    <style:style style:name="P8" style:family="paragraph" style:parent-style-name="Standard">
      <style:paragraph-properties fo:text-align="start" style:justify-single-word="false" fo:break-before="page" style:writing-mode="lr-tb"/>
      <style:text-properties officeooo:rsid="002195c4" officeooo:paragraph-rsid="002195c4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2195c4" officeooo:paragraph-rsid="002195c4"/>
    </style:style>
    <style:style style:name="P10" style:family="paragraph" style:parent-style-name="Standard">
      <style:paragraph-properties fo:text-align="center" style:justify-single-word="false" style:writing-mode="lr-tb"/>
      <style:text-properties officeooo:rsid="002195c4" officeooo:paragraph-rsid="002195c4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2195c4" officeooo:paragraph-rsid="00221b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24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ront Controller –Python</text:p>
      <text:p text:style-name="P2">Como obtener el parámetro que necesita el recurso de la URI</text:p>
      <text:p text:style-name="P4"/>
      <text:p text:style-name="P4">Para poder obtener el parámetro se debe utilizar o la query string o en MVC mediante urls amigables</text:p>
      <text:p text:style-name="P4"/>
      <text:p text:style-name="P4">query string = <text:a xlink:type="simple" xlink:href="https://webpython/producto/?ver=20" text:style-name="Internet_20_link" text:visited-style-name="Visited_20_Internet_20_Link">https://webpython/producto/?ver=20</text:a></text:p>
      <text:p text:style-name="P4">urls amigables = <text:a xlink:type="simple" xlink:href="https://webpython/producto/ver/3" text:style-name="Internet_20_link" text:visited-style-name="Visited_20_Internet_20_Link">https://webpython/producto/ver/3</text:a></text:p>
      <text:p text:style-name="P4"/>
      <text:p text:style-name="P4">Podemos utilizar dos metodos para poder obtener dicho parámetro.</text:p>
      <text:p text:style-name="P4"/>
      <text:p text:style-name="P4">1º.- obtener parámetro desde el front controller</text:p>
      <text:p text:style-name="P4">def get_id(): <text:s text:c="70"/></text:p>
      <text:p text:style-name="P4"><text:s text:c="4"/>url = environ.get("REQUEST_URI", recurso) <text:s text:c="38"/></text:p>
      <text:p text:style-name="P4"><text:s text:c="4"/>_id = url.split("/")[-1] <text:s text:c="55"/></text:p>
      <text:p text:style-name="P4"><text:s text:c="4"/>return _id <text:s text:c="69"/></text:p>
      <text:p text:style-name="P4"><text:s text:c="84"/></text:p>
      <text:p text:style-name="P4"># Reconocer el URI <text:s text:c="65"/></text:p>
      <text:p text:style-name="P4">recurso = environ.get('REQUEST_URI', '/') <text:s text:c="2"/></text:p>
      <text:p text:style-name="P4">elif recurso.startswith("/producto/ver/"): <text:s text:c="41"/></text:p>
      <text:p text:style-name="P4"><text:s text:c="4"/>_id = get_id() <text:s text:c="65"/></text:p>
      <text:p text:style-name="P4"><text:s text:c="4"/>controller.ver(_id) </text:p>
      <text:p text:style-name="P4"/>
      <text:p text:style-name="P4"><text:tab/></text:p>
      <text:p text:style-name="P4"/>
      <text:p text:style-name="P4">Ejemplo: <text:a xlink:type="simple" xlink:href="https://webpython/producto/ver/3" text:style-name="Internet_20_link" text:visited-style-name="Visited_20_Internet_20_Link">https://webpython/producto/ver/3</text:a></text:p>
      <text:p text:style-name="P4"/>
      <text:p text:style-name="P4">Tenemos dos formas para poder hacerlo </text:p>
      <text:p text:style-name="P4"/>
      <text:p text:style-name="P4">1º.- obtener parámetro desde el método ver del controller</text:p>
      <text:p text:style-name="P4">url = environ.get("REQUEST_URI", "/producto/ver/0") <text:s text:c="18"/></text:p>
      <text:p text:style-name="P4">parametro = url.split("/")[-1]</text:p>
      <text:p text:style-name="P1"/>
      <text:p text:style-name="P3">python MVC -Controller</text:p>
      <text:p text:style-name="P4"/>
      <text:p text:style-name="P4">Todos los datos que llegan al Controlador desde el formulario son cadenas de caracteres, es decir strings</text:p>
      <text:p text:style-name="P4">=====================================================================</text:p>
      <text:p text:style-name="P4">from cgi import FieldStorage <text:s text:c="52"/></text:p>
      <text:p text:style-name="P4">from os import environ <text:s text:c="58"/></text:p>
      <text:p text:style-name="P4"><text:s text:c="81"/></text:p>
      <text:p text:style-name="P4">from producto.model import ProductoModel <text:s text:c="40"/></text:p>
      <text:p text:style-name="P4">from producto.view import ProductoView <text:s text:c="42"/></text:p>
      <text:p text:style-name="P4">class ProductoController(object): <text:s text:c="47"/></text:p>
      <text:p text:style-name="P4"><text:s text:c="81"/></text:p>
      <text:p text:style-name="P4"><text:s text:c="4"/>def __init__(self): <text:s text:c="57"/></text:p>
      <text:p text:style-name="P4"><text:s text:c="8"/>self.model = ProductoModel() <text:s text:c="44"/></text:p>
      <text:p text:style-name="P4"><text:s text:c="8"/>self.view = ProductoView() <text:s/></text:p>
      <text:p text:style-name="P4">=====================================================================</text:p>
      <text:p text:style-name="P4"/>
      <text:p text:style-name="P4">En el método Guardar y Actualizar llegan los datos de la siguiente manera:</text:p>
      <text:p text:style-name="P4">=====================================================================</text:p>
      <text:p text:style-name="P6">def guardar(self): </text:p>
      <text:p text:style-name="P4">data = FieldStorage() <text:s text:c="51"/></text:p>
      <text:p text:style-name="P4"><text:s text:c="8"/>denominacion = data['denominacion'].value <text:s text:c="31"/></text:p>
      <text:p text:style-name="P4"><text:s text:c="8"/>precio = data['precio'].value <text:s text:c="43"/></text:p>
      <text:p text:style-name="P4"><text:s text:c="8"/>precio = precio.replace(",", ".") <text:s text:c="39"/></text:p>
      <text:p text:style-name="P4"><text:s text:c="8"/>barcode = data['barcode'].value <text:s/></text:p>
      <text:p text:style-name="P4"/>
      <text:p text:style-name="P4">“””se validan los datos:”””</text:p>
      <text:p text:style-name="P4">errores = {} <text:s text:c="60"/></text:p>
      <text:p text:style-name="P4"><text:s text:c="8"/>total_denominacion = len(denominacion) <text:s text:c="34"/></text:p>
      <text:p text:style-name="P4"><text:s text:c="8"/>if total_denominacion &lt; 4 or total_denominacion &gt; 50: <text:s text:c="19"/></text:p>
      <text:p text:style-name="P4"><text:s text:c="12"/>errores['denominacion'] = """El producto tiene una cantidad <text:s text:c="9"/></text:p>
      <text:p text:style-name="P4"><text:s text:c="20"/>de caracteres no valido.""" <text:s text:c="33"/></text:p>
      <text:p text:style-name="P4"><text:s text:c="81"/></text:p>
      <text:p text:style-name="P4"><text:s text:c="8"/>if precio.replace('.', '').isdigit(): <text:s text:c="35"/></text:p>
      <text:p text:style-name="P4"><text:s text:c="12"/>precio = float(precio) <text:s text:c="46"/></text:p>
      <text:p text:style-name="P4"><text:s text:c="8"/>else: <text:s text:c="67"/></text:p>
      <text:p text:style-name="P4"><text:s text:c="12"/>errores['precio'] = 'El precio no es válido' <text:s text:c="24"/></text:p>
      <text:p text:style-name="P4"><text:s text:c="81"/></text:p>
      <text:p text:style-name="P4"><text:s text:c="8"/>total_barcode = len(barcode) <text:s text:c="44"/></text:p>
      <text:p text:style-name="P4"><text:s text:c="8"/>if total_barcode != 13: <text:s text:c="49"/></text:p>
      <text:p text:style-name="P4"><text:s text:c="12"/>errores['barcode'] = "Barcode no correcto" <text:s text:c="26"/></text:p>
      <text:p text:style-name="P4"><text:s text:c="81"/></text:p>
      <text:p text:style-name="P4"><text:s text:c="8"/>if errores: <text:s text:c="61"/></text:p>
      <text:p text:style-name="P4"><text:s text:c="11"/>self.view.agregar(errores) <text:s text:c="43"/></text:p>
      <text:p text:style-name="P4"><text:s text:c="11"/>exit() <text:s text:c="2"/></text:p>
      <text:p text:style-name="P4"/>
      <text:p text:style-name="P4">“””se igualan los datos a las propiedades del modelo:”””</text:p>
      <text:p text:style-name="P4">self.model.denominacion = denominacion <text:s text:c="34"/></text:p>
      <text:p text:style-name="P4">self.model.precio = precio <text:s text:c="46"/></text:p>
      <text:p text:style-name="P4">self.model.barcode = barcode <text:s text:c="44"/></text:p>
      <text:p text:style-name="P4">producto_id = self.model.insert() <text:s text:c="39"/></text:p>
      <text:p text:style-name="P4">self.view.mostrar_mensaje(producto_id)</text:p>
      <text:p text:style-name="P4"><text:soft-page-break/></text:p>
      <text:p text:style-name="P4"><text:span text:style-name="T1">def actualizar(self): </text:span><text:s text:c="55"/></text:p>
      <text:p text:style-name="P4"><text:s text:c="8"/>data = FieldStorage() <text:s text:c="51"/></text:p>
      <text:p text:style-name="P4"><text:s text:c="8"/>producto_id = data['producto_id'].value <text:s text:c="33"/></text:p>
      <text:p text:style-name="P4"><text:s text:c="8"/>denominacion = data['denominacion'].value <text:s text:c="31"/></text:p>
      <text:p text:style-name="P4"><text:s text:c="8"/>precio = data['precio'].value <text:s text:c="43"/></text:p>
      <text:p text:style-name="P4"><text:s text:c="8"/>barcode = data['barcode'].value <text:s text:c="41"/></text:p>
      <text:p text:style-name="P4"><text:s text:c="81"/></text:p>
      <text:p text:style-name="P4"><text:s text:c="8"/>errores = {} <text:s text:c="60"/></text:p>
      <text:p text:style-name="P4"><text:s text:c="8"/>total_denominacion = len(denominacion) <text:s text:c="34"/></text:p>
      <text:p text:style-name="P4"><text:s text:c="8"/>if total_denominacion &lt; 4 or total_denominacion &gt; 50: <text:s text:c="19"/></text:p>
      <text:p text:style-name="P4"><text:s text:c="12"/>errores['denominacion'] = """El producto tiene una cantidad <text:s text:c="9"/></text:p>
      <text:p text:style-name="P4"><text:s text:c="20"/>de caracteres no valido.""" <text:s text:c="33"/></text:p>
      <text:p text:style-name="P4"><text:s text:c="81"/></text:p>
      <text:p text:style-name="P4"><text:s text:c="8"/>if precio.replace('.', '').isdigit(): <text:s text:c="35"/></text:p>
      <text:p text:style-name="P4"><text:s text:c="12"/>precio = float(precio) <text:s text:c="46"/></text:p>
      <text:p text:style-name="P4"><text:s text:c="8"/>else: <text:s text:c="67"/></text:p>
      <text:p text:style-name="P4"><text:s text:c="12"/>errores['precio'] = 'El precio no es válido' <text:s text:c="24"/></text:p>
      <text:p text:style-name="P4"><text:s text:c="81"/></text:p>
      <text:p text:style-name="P4"><text:s text:c="8"/>total_barcode = len(barcode) <text:s text:c="44"/></text:p>
      <text:p text:style-name="P4"><text:s text:c="8"/>if total_barcode != 13: <text:s text:c="49"/></text:p>
      <text:p text:style-name="P4"><text:s text:c="12"/>errores['barcode'] = "Barcode no correcto" <text:s text:c="26"/></text:p>
      <text:p text:style-name="P4"><text:s text:c="81"/></text:p>
      <text:p text:style-name="P4"><text:s text:c="8"/>if errores: <text:s text:c="61"/></text:p>
      <text:p text:style-name="P4"><text:s text:c="11"/>self.view.agregar(errores) <text:s text:c="43"/></text:p>
      <text:p text:style-name="P4"><text:s text:c="11"/>exit() <text:s text:c="63"/></text:p>
      <text:p text:style-name="P4"><text:s text:c="81"/></text:p>
      <text:p text:style-name="P4"><text:s text:c="8"/>self.model.producto_id = producto_id <text:s text:c="36"/></text:p>
      <text:p text:style-name="P4"><text:s text:c="8"/>self.model.denominacion = denominacion <text:s text:c="34"/></text:p>
      <text:p text:style-name="P4"><text:s text:c="8"/>self.model.precio = precio <text:s text:c="46"/></text:p>
      <text:p text:style-name="P4"><text:s text:c="8"/>self.model.barcode = barcode <text:s text:c="44"/></text:p>
      <text:p text:style-name="P4"><text:s text:c="8"/>producto_id = self.model.update() <text:s text:c="39"/></text:p>
      <text:p text:style-name="P4"><text:s text:c="8"/>self.view.mostrar_mensaje(producto_id) <text:s/></text:p>
      <text:p text:style-name="P4"/>
      <text:p text:style-name="P4"><text:span text:style-name="T1">def agregar(self):</text:span> <text:s text:c="58"/></text:p>
      <text:p text:style-name="P4"><text:s text:c="8"/>self.view.agregar() <text:s text:c="53"/></text:p>
      <text:p text:style-name="P4"><text:s text:c="81"/></text:p>
      <text:p text:style-name="P4"><text:span text:style-name="T1">def ver(self, _id): <text:s text:c="3"/></text:span><text:s text:c="54"/></text:p>
      <text:p text:style-name="P4"><text:s text:c="8"/>"""url = environ.get("REQUEST_URI", "/producto/ver/0") <text:s text:c="18"/></text:p>
      <text:p text:style-name="P4"><text:s text:c="8"/>#parametro = url.split("/")[-1]""" <text:s text:c="38"/></text:p>
      <text:p text:style-name="P4"><text:s text:c="8"/>self.model.producto_id = int(_id) <text:s text:c="39"/></text:p>
      <text:p text:style-name="P4"><text:s text:c="8"/>self.model.select() <text:s text:c="53"/></text:p>
      <text:p text:style-name="P4"><text:s text:c="8"/>self.view.ver(self.model) <text:s text:c="47"/></text:p>
      <text:p text:style-name="P4"><text:s text:c="81"/></text:p>
      <text:p text:style-name="P4"><text:span text:style-name="T1">def eliminar(self, _id): <text:s text:c="4"/></text:span><text:s text:c="48"/></text:p>
      <text:p text:style-name="P4"><text:s text:c="8"/>self.producto_id = int(_id) <text:s text:c="45"/></text:p>
      <text:p text:style-name="P4"><text:s text:c="8"/>self.model.delete() <text:s text:c="53"/></text:p>
      <text:p text:style-name="P4"><text:s text:c="81"/></text:p>
      <text:p text:style-name="P6">def editar(self, _id): <text:s text:c="54"/></text:p>
      <text:p text:style-name="P4"><text:s text:c="8"/>self.model.producto_id = int(_id) <text:s text:c="39"/></text:p>
      <text:p text:style-name="P4"><text:s text:c="8"/>self.model.select() <text:s text:c="53"/></text:p>
      <text:p text:style-name="P4"><text:s text:c="8"/>self.view.editar(self.model) </text:p>
      <text:p text:style-name="P2"><text:soft-page-break/><text:tab/><text:span text:style-name="T2">MVC - Modelo</text:span></text:p>
      <text:p text:style-name="P4">from core.db import sql_execute <text:s text:c="49"/></text:p>
      <text:p text:style-name="P4">from settings import datos_acceso <text:s text:c="47"/></text:p>
      <text:p text:style-name="P4"><text:s text:c="81"/></text:p>
      <text:p text:style-name="P4"><text:span text:style-name="T1">class ProductoModel(object): </text:span><text:s text:c="52"/></text:p>
      <text:p text:style-name="P4"><text:s text:c="81"/></text:p>
      <text:p text:style-name="P4"><text:s text:c="4"/><text:span text:style-name="T1">def __init__(self): </text:span><text:s text:c="57"/></text:p>
      <text:p text:style-name="P4"><text:s text:c="8"/>self.producto_id = 0 <text:s text:c="52"/></text:p>
      <text:p text:style-name="P4"><text:s text:c="8"/>self.denominacion = "" <text:s text:c="50"/></text:p>
      <text:p text:style-name="P4"><text:s text:c="8"/>self.precio = 0.0 <text:s text:c="55"/></text:p>
      <text:p text:style-name="P4"><text:s text:c="8"/>self.barcode = "" <text:s text:c="55"/></text:p>
      <text:p text:style-name="P4"><text:s text:c="81"/></text:p>
      <text:p text:style-name="P4"><text:s text:c="4"/><text:span text:style-name="T1">def insert(self):</text:span> <text:s text:c="59"/></text:p>
      <text:p text:style-name="P4"><text:s text:c="8"/>sql = """ <text:s text:c="63"/></text:p>
      <text:p text:style-name="P4"><text:s text:c="14"/>INSERT INTO producto <text:s text:c="46"/></text:p>
      <text:p text:style-name="P4"><text:s text:c="14"/>(denominacion, precio, barcode) <text:s text:c="35"/></text:p>
      <text:p text:style-name="P4"><text:s text:c="14"/>VALUES (%s, %s, %s) <text:s text:c="47"/></text:p>
      <text:p text:style-name="P4"><text:s text:c="8"/>""" <text:s text:c="69"/></text:p>
      <text:p text:style-name="P4"><text:s text:c="8"/>datos = list(vars(self).values())[1:] <text:s text:c="35"/></text:p>
      <text:p text:style-name="P4"><text:s text:c="8"/>data_id = sql_execute(datos_acceso, sql, datos) <text:s text:c="25"/></text:p>
      <text:p text:style-name="P4"><text:s text:c="8"/>return data_id <text:s text:c="58"/></text:p>
      <text:p text:style-name="P4"><text:s text:c="81"/></text:p>
      <text:p text:style-name="P4"><text:s text:c="4"/><text:span text:style-name="T1">def update(self):</text:span> <text:s text:c="59"/></text:p>
      <text:p text:style-name="P4"><text:s text:c="8"/>sql = """ <text:s text:c="63"/></text:p>
      <text:p text:style-name="P4"><text:s text:c="12"/>UPDATE producto <text:s text:c="53"/></text:p>
      <text:p text:style-name="P4"><text:s text:c="12"/>SET denominacion = %s, precio = %s, barcode = %s <text:s text:c="20"/></text:p>
      <text:p text:style-name="P4"><text:s text:c="12"/>WHERE producto_id = %s <text:s text:c="46"/></text:p>
      <text:p text:style-name="P4"><text:s text:c="8"/>""" <text:s text:c="69"/></text:p>
      <text:p text:style-name="P4"><text:s text:c="8"/>datos = (self.denominacion, self.precio, self.barcode, self.producto_id) </text:p>
      <text:p text:style-name="P4"><text:s text:c="8"/>data_id = sql_execute(datos_acceso, sql, datos) <text:s/><text:span text:style-name="T2">#devuelve 0</text:span> <text:span text:style-name="T2">Por eso retorno self.producto_id</text:span> <text:s text:c="22"/></text:p>
      <text:p text:style-name="P4"><text:s text:c="8"/>return self.producto_id <text:s text:c="49"/></text:p>
      <text:p text:style-name="P4"><text:s text:c="81"/></text:p>
      <text:p text:style-name="P4"><text:s text:c="4"/><text:span text:style-name="T1">def select(self): <text:s/></text:span><text:s text:c="58"/></text:p>
      <text:p text:style-name="P4"><text:s text:c="8"/>sql = """ <text:s text:c="63"/></text:p>
      <text:p text:style-name="P4"><text:s text:c="12"/>SELECT denominacion, precio, barcode <text:s text:c="32"/></text:p>
      <text:p text:style-name="P4"><text:s text:c="12"/>FROM producto <text:s text:c="55"/></text:p>
      <text:p text:style-name="P4"><text:s text:c="12"/>WHERE producto_id = %s <text:s text:c="46"/></text:p>
      <text:p text:style-name="P4"><text:s text:c="8"/>""" <text:s text:c="69"/></text:p>
      <text:p text:style-name="P4"><text:s text:c="8"/>datos = (self.producto_id,) <text:s text:c="45"/></text:p>
      <text:p text:style-name="P4"><text:s text:c="8"/>resultados = sql_execute(datos_acceso, sql, datos) <text:s text:c="22"/></text:p>
      <text:p text:style-name="P4"><text:s text:c="8"/>self.denominacion = resultados[0][0] <text:s text:c="36"/></text:p>
      <text:p text:style-name="P4"><text:s text:c="8"/>self.precio = resultados[0][1] <text:s text:c="42"/></text:p>
      <text:p text:style-name="P4"><text:s text:c="8"/>self.barcode = resultados[0][2] <text:s text:c="41"/></text:p>
      <text:p text:style-name="P4"><text:s text:c="81"/></text:p>
      <text:p text:style-name="P4"><text:s text:c="4"/><text:span text:style-name="T1">def delete(self):</text:span> <text:s text:c="59"/></text:p>
      <text:p text:style-name="P4"><text:s text:c="8"/>sql = "DELETE FROM producto WHERE producto_id = %s" <text:s text:c="21"/></text:p>
      <text:p text:style-name="P4"><text:s text:c="8"/>datos = (self.producto_id,) <text:s text:c="45"/></text:p>
      <text:p text:style-name="P4"><text:s text:c="8"/>sql_execute(datos_acceso, sql, datos) <text:s/></text:p>
      <text:p text:style-name="P5"/>
      <text:p text:style-name="P8">=======================================================================</text:p>
      <text:p text:style-name="P10">Flujo de la información</text:p>
      <text:p text:style-name="P9">Ejemplo: </text:p>
      <text:p text:style-name="P9">1.- Guardar un producto. Controller.guardar</text:p>
      <text:p text:style-name="P9">2.- Mostrar mensaje. View.mostrar_mensaje</text:p>
      <text:p text:style-name="P9">3.- Contar segundos. View.mostrar.mensaje</text:p>
      <text:p text:style-name="P9">4.- redirigir al usuario. Controller.ver(id)</text:p>
      <text:p text:style-name="P9">5.- Ver el objeto</text:p>
      <text:p text:style-name="P9"/>
      <text:p text:style-name="P9">producto_id = self.model.insert() <text:s text:c="39"/></text:p>
      <text:p text:style-name="P9">message = "guardado" <text:s text:c="52"/></text:p>
      <text:p text:style-name="P11">self.view.mostrar_mensaje(producto_id, message)</text:p>
      <text:p text:style-name="P11"/>
      <text:p text:style-name="P11">def mostrar_mensaje(self, producto_id, message): <text:s text:c="28"/></text:p>
      <text:p text:style-name="P11"><text:tab/>with open('static/templates/mensaje.html', 'r') as f: <text:s text:c="19"/></text:p>
      <text:p text:style-name="P11"><text:s text:c="12"/>html = f.read() <text:s text:c="53"/></text:p>
      <text:p text:style-name="P11"><text:tab/>diccionario = dict( <text:s text:c="53"/></text:p>
      <text:p text:style-name="P11"><text:s text:c="12"/>id_producto = producto_id, <text:s text:c="42"/></text:p>
      <text:p text:style-name="P11"><text:s text:c="12"/>mensaje = message <text:s text:c="51"/></text:p>
      <text:p text:style-name="P11"><text:tab/>) <text:s text:c="71"/></text:p>
      <text:p text:style-name="P11"><text:s text:c="12"/>html = Template(html).safe_substitute(diccionario) <text:s text:c="22"/></text:p>
      <text:p text:style-name="P11"><text:s text:c="12"/>print(f"Refresh: 3, URL=/producto/ver/{producto_id}") <text:s text:c="19"/></text:p>
      <text:p text:style-name="P11"><text:s text:c="12"/>print("Content-Type: text/html") <text:s text:c="40"/></text:p>
      <text:p text:style-name="P11"><text:s text:c="12"/>print("") <text:s text:c="63"/></text:p>
      <text:p text:style-name="P11"><text:s text:c="12"/>print(html) <text:s/>===========================================================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6:42:19.375814733</meta:creation-date>
    <dc:date>2025-05-25T20:01:47.025407197</dc:date>
    <meta:editing-duration>PT48M35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5" meta:paragraph-count="191" meta:word-count="600" meta:character-count="13962" meta:non-whitespace-character-count="4998"/>
  </office:meta>
</office:document-meta>
</file>